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2fc" officeooo:paragraph-rsid="000ea2fc"/>
    </style:style>
    <style:style style:name="P2" style:family="paragraph" style:parent-style-name="Standard">
      <style:text-properties officeooo:paragraph-rsid="000ea2fc"/>
    </style:style>
    <style:style style:name="P3" style:family="paragraph" style:parent-style-name="Standard" style:list-style-name="L3">
      <style:text-properties officeooo:paragraph-rsid="000ea2fc"/>
    </style:style>
    <style:style style:name="P4" style:family="paragraph" style:parent-style-name="Standard" style:list-style-name="L1">
      <style:text-properties officeooo:rsid="000fc52e" officeooo:paragraph-rsid="00138b70"/>
    </style:style>
    <style:style style:name="P5" style:family="paragraph" style:parent-style-name="Standard" style:list-style-name="L1">
      <style:text-properties officeooo:rsid="00138b70" officeooo:paragraph-rsid="00138b70"/>
    </style:style>
    <style:style style:name="P6" style:family="paragraph" style:parent-style-name="Standard">
      <style:text-properties officeooo:paragraph-rsid="0013b7a2"/>
    </style:style>
    <style:style style:name="P7" style:family="paragraph" style:parent-style-name="Standard">
      <style:text-properties officeooo:paragraph-rsid="00145e24"/>
    </style:style>
    <style:style style:name="T1" style:family="text">
      <style:text-properties officeooo:rsid="000ea2fc"/>
    </style:style>
    <style:style style:name="T2" style:family="text">
      <style:text-properties officeooo:rsid="001061fd"/>
    </style:style>
    <style:style style:name="T3" style:family="text">
      <style:text-properties officeooo:rsid="00114227"/>
    </style:style>
    <style:style style:name="T4" style:family="text">
      <style:text-properties officeooo:rsid="0012ba60"/>
    </style:style>
    <style:style style:name="T5" style:family="text">
      <style:text-properties officeooo:rsid="00138b70"/>
    </style:style>
    <style:style style:name="T6" style:family="text">
      <style:text-properties officeooo:rsid="0013b7a2"/>
    </style:style>
    <style:style style:name="T7" style:family="text">
      <style:text-properties officeooo:rsid="00145e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e performance de discos</text:p>
      <text:p text:style-name="P1"/>
      <text:p text:style-name="P1">Para este proyecto se usaran las herramientas FIO y IOPING</text:p>
      <text:p text:style-name="P1">Como visualizador se usara fiovisualizer, de intel</text:p>
      <text:p text:style-name="P1"/>
      <text:p text:style-name="P7"><text:span text:style-name="T7">fio: </text:span><text:a xlink:type="simple" xlink:href="https://fio.readthedocs.io/en/latest/index.html" text:style-name="Internet_20_link" text:visited-style-name="Visited_20_Internet_20_Link">https://fio.readthedocs.io/en/latest/index.html</text:a></text:p>
      <text:p text:style-name="P6"><text:span text:style-name="T6">ioping: </text:span><text:a xlink:type="simple" xlink:href="https://www.unixmen.com/how-to-measure-disk-performance-with-fio-and-ioping/" text:style-name="Internet_20_link" text:visited-style-name="Visited_20_Internet_20_Link">https://www.unixmen.com/how-to-measure-disk-performance-with-fio-and-ioping/</text:a></text:p>
      <text:p text:style-name="P1"/>
      <text:p text:style-name="P2"><text:span text:style-name="T1">fiovisualizer: </text:span></text:p>
      <text:list xml:id="list2534749919" text:style-name="L3">
        <text:list-item>
          <text:p text:style-name="P3"><text:span text:style-name="T1">Crear un virtualenv</text:span></text:p>
        </text:list-item>
      </text:list>
      <text:list xml:id="list2121017530" text:style-name="L1">
        <text:list-item>
          <text:p text:style-name="P4">Instala<text:span text:style-name="T3">r</text:span> paquete<text:span text:style-name="T4">s con:</text:span></text:p>
          <text:list>
            <text:list-item>
              <text:p text:style-name="P4"><text:s/>pip<text:span text:style-name="T2">3</text:span> <text:span text:style-name="T5">install </text:span>numpy, scipy, <text:span text:style-name="T1">python-pyqtgraph, PyQt5</text:span></text:p>
            </text:list-item>
          </text:list>
        </text:list-item>
        <text:list-item>
          <text:p text:style-name="P5">Ejecutar visualizer con: </text:p>
          <text:list>
            <text:list-item>
              <text:p text:style-name="P5">python3 fiovisualizer.py</text:p>
            </text:list-item>
          </text:list>
        </text:list-item>
        <text:list-item>
          <text:p text:style-name="P5">Seleccionar un job de la carpeta Workload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2:09:17.775134748</meta:creation-date>
    <dc:date>2020-01-30T20:39:36.276717352</dc:date>
    <meta:editing-duration>PT3H32M36S</meta:editing-duration>
    <meta:editing-cycles>1</meta:editing-cycles>
    <meta:document-statistic meta:table-count="0" meta:image-count="0" meta:object-count="0" meta:page-count="1" meta:paragraph-count="12" meta:word-count="57" meta:character-count="476" meta:non-whitespace-character-count="434"/>
    <meta:generator>LibreOffice/6.1.5.2$Linux_X86_64 LibreOffice_project/10$Build-2</meta:generator>
  </office:meta>
</office:document-meta>
</file>